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margin-top="0cm" fo:margin-bottom="0cm" loext:contextual-spacing="false" fo:line-height="100%"/>
      <style:text-properties fo:color="#000000" style:font-name="Bitstream Charter" fo:font-size="12pt" officeooo:paragraph-rsid="001a9c37" style:font-size-asian="12pt" style:font-size-complex="12pt"/>
    </style:style>
    <style:style style:name="P2" style:family="paragraph" style:parent-style-name="List_20_Paragraph" style:list-style-name="WWNum3">
      <style:paragraph-properties fo:margin-top="0cm" fo:margin-bottom="0cm" loext:contextual-spacing="false" fo:line-height="100%"/>
      <style:text-properties fo:color="#000000" style:font-name="Bitstream Charter" fo:font-size="12pt" officeooo:paragraph-rsid="002036e6" style:font-size-asian="12pt" style:font-name-complex="Calibri1" style:font-size-complex="12pt"/>
    </style:style>
    <style:style style:name="P3" style:family="paragraph" style:parent-style-name="List_20_Paragraph">
      <style:paragraph-properties fo:margin-top="0cm" fo:margin-bottom="0cm" loext:contextual-spacing="false" fo:line-height="100%"/>
      <style:text-properties fo:color="#000000" style:font-name="Bitstream Charter" fo:font-size="12pt" officeooo:rsid="002036e6" officeooo:paragraph-rsid="001a9c37" style:font-size-asian="12pt" style:font-name-complex="Calibri1" style:font-size-complex="12pt"/>
    </style:style>
    <style:style style:name="P4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Bitstream Charter" fo:font-size="12pt" officeooo:rsid="002036e6" officeooo:paragraph-rsid="002036e6" style:font-size-asian="12pt" style:font-size-complex="12pt"/>
    </style:style>
    <style:style style:name="P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Bitstream Charter" fo:font-size="14pt" fo:font-weight="bold" officeooo:rsid="002036e6" officeooo:paragraph-rsid="002036e6" style:font-size-asian="14pt" style:font-weight-asian="bold" style:font-size-complex="14pt" style:font-weight-complex="bold"/>
    </style:style>
    <style:style style:name="P6" style:family="paragraph" style:parent-style-name="m_5f_2637359308372039490msolistparagraph" style:list-style-name="WWNum3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Bitstream Charter" fo:font-size="12pt" officeooo:paragraph-rsid="001abe44" style:font-size-asian="12pt" style:font-name-complex="Calibri1" style:font-size-complex="12pt"/>
    </style:style>
    <style:style style:name="T1" style:family="text">
      <style:text-properties fo:font-variant="normal" fo:text-transform="none" fo:letter-spacing="normal" fo:font-style="normal" fo:font-weight="normal" style:font-name-asian="Times New Roman1" style:font-name-complex="Courier New1"/>
    </style:style>
    <style:style style:name="T2" style:family="text">
      <style:text-properties fo:font-variant="normal" fo:text-transform="none" fo:letter-spacing="normal" fo:font-style="normal" fo:font-weight="normal" officeooo:rsid="001cb531" style:font-name-asian="Times New Roman1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Docker Interview Questions</text:p>
      <text:p text:style-name="P4">1.Current roles &amp; responsibilities?</text:p>
      <text:p text:style-name="P4">2.What is Docker compose?</text:p>
      <text:p text:style-name="P4">3.What is Docker server version?</text:p>
      <text:p text:style-name="P4">4.What are the advantages of Docker?</text:p>
      <text:p text:style-name="P4">5.How do you setup Docker in Jenkins in production environment?</text:p>
      <text:p text:style-name="P4">6.How do create Docker image from Docker file?</text:p>
      <text:p text:style-name="P4">7.How do you deploy the Docker image generated in the testing environment to</text:p>
      <text:p text:style-name="P4">production environment in Jenkins?</text:p>
      <text:p text:style-name="P4">8. What is Docker data centre?</text:p>
      <text:p text:style-name="P4">9. What is Docker hub &amp; uses?</text:p>
      <text:p text:style-name="P4">10. What are the types of Docker networks?</text:p>
      <text:p text:style-name="P4">11. How do you define network in the Docker compose file?</text:p>
      <text:p text:style-name="P4">12. What are the basic parameters required in the Docker compose file?</text:p>
      <text:p text:style-name="P4">13. What is Docker interlock?</text:p>
      <text:p text:style-name="P4">14. What is overlay networking?</text:p>
      <text:p text:style-name="P4">15. How to communicate between 2 containers present in separate network?</text:p>
      <text:p text:style-name="P4">16. How to store the data present in the Docker container in the AWS?</text:p>
      <text:p text:style-name="P4">17. If we define the Docker volume in the docker compose file is it possible to share</text:p>
      <text:p text:style-name="P4">data with the EFS, NFS?</text:p>
      <text:p text:style-name="P4">18. Differnce between image and container</text:p>
      <text:p text:style-name="P4">19. How to Run containers</text:p>
      <text:p text:style-name="P4">20. Why we need to mention dual ports(8080:8080) in docker run command</text:p>
      <text:p text:style-name="P4">21. .Differnce between Copy and Add</text:p>
      <text:p text:style-name="P4">22.How to write a docker file to deploy a war file</text:p>
      <text:p text:style-name="P4">i. We have private repository and don’t have base images .how can deploy a war file?</text:p>
      <text:p text:style-name="P4">ii. Write a simple docker file to deploy a war file by using base images?</text:p>
      <text:p text:style-name="P4">23. Difference between docker compose and docker swarm</text:p>
      <text:p text:style-name="P4">24. why we need to use docker compose?</text:p>
      <text:p text:style-name="P4">25. Tell me about Docker Network.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m_5f_2637359308372039490msolistparagraph" style:display-name="m_2637359308372039490msolist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54:02.262813596</meta:creation-date>
    <meta:generator>LibreOffice/5.1.6.2$Linux_X86_64 LibreOffice_project/10m0$Build-2</meta:generator>
    <dc:date>2018-01-11T16:15:02.356623825</dc:date>
    <meta:editing-duration>PT39M19S</meta:editing-duration>
    <meta:editing-cycles>5</meta:editing-cycles>
    <meta:document-statistic meta:table-count="0" meta:image-count="0" meta:object-count="0" meta:page-count="1" meta:paragraph-count="30" meta:word-count="251" meta:character-count="1413" meta:non-whitespace-character-count="1192"/>
  </office:meta>
</office:document-meta>
</file>